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66cm" svg:height="4.552cm" draw:transform="skewX (0.000872664625997165) rotate (-1.55247036964896) translate (7.278856693454cm 2.0534639066459cm)" svg:viewBox="0 0 1167 4553" svg:d="M1166 4458c-78-342-272-1114-337-1883-66-768-30-2016-15-2223 7-108-810-511-814-283-2 227 15 1642 104 2464 88 822 182 1368 279 1917 21 173 807 95 783 8z">
          <text:p/>
        </draw:path>
        <draw:path draw:style-name="gr1" draw:text-style-name="P1" draw:layer="layout" svg:width="0.902cm" svg:height="0.661cm" draw:transform="rotate (-2.15687788961459) translate (7.55579114539899cm 2.211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3.40579114539899cm 2.64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5.847cm" svg:height="0.815cm" draw:transform="skewX (-0.0010471975511966) rotate (-1.55351756720015) translate (5.30015628046901cm 2.7180963312197cm)" svg:viewBox="0 0 5848 816" svg:d="M362 706c425-55 2113-65 2731-59 619 6 2330 181 2604 168 259-37 177-668-187-710-365-43-1543-76-2462-80-918-5-2451-15-2960-25-142-2-151 762 274 706z">
          <text:p/>
        </draw:path>
        <draw:path draw:style-name="gr1" draw:text-style-name="P1" draw:layer="layout" svg:width="0.903cm" svg:height="0.661cm" draw:transform="skewX (0.00122173047639601) rotate (-2.15687788961459) translate (5.417306809894cm 8.187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5.43079114539899cm 2.8207947751292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1.273cm" svg:height="1.819cm" draw:transform="skewX (0.000698131700797727) rotate (2.75517675719825) translate (5.8242413203955cm 1.9891638861872cm)" svg:viewBox="0 0 1274 1820" svg:d="M1274 310c-14 217-451 1171-993 1498-164 101-405-455-205-672 199-220 532-904 575-1073 44-168 637 30 623 247z">
          <text:p/>
        </draw:path>
        <draw:path draw:style-name="gr2" draw:text-style-name="P1" draw:layer="layout" svg:width="1.432cm" svg:height="1.785cm" draw:transform="rotate (-2.41710648108695) translate (5.5624411400535cm 1.2773204305186cm)" svg:viewBox="0 0 1433 1786" svg:d="M0 266c-3 173 241 1028 677 1467 204 183 908-155 726-357-417-464-520-1169-526-1321s-874 39-877 211z">
          <text:p/>
        </draw:path>
        <draw:path draw:style-name="gr1" draw:text-style-name="P1" draw:layer="layout" svg:width="0.903cm" svg:height="0.661cm" draw:transform="rotate (-2.15757602131539) translate (5.57099110710381cm 1.198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835cm" svg:height="0.55cm" draw:transform="skewX (-0.0013962634015955) rotate (-2.15705242253979) translate (4.1960326429421cm 0.594598353964204cm)" svg:viewBox="0 0 836 551" svg:d="M434 549c171-16 339-143 390-251 50-108-64-201-193-254-130-52-268-66-432 3-162 69-262 183-153 322 109 138 217 195 388 180z">
          <text:p/>
        </draw:path>
        <draw:path draw:style-name="gr1" draw:text-style-name="P1" draw:layer="layout" svg:width="0.835cm" svg:height="0.55cm" draw:transform="skewX (-0.00139626340159544) rotate (-2.15705242253979) translate (6.6370326429421cm 0.366598353964197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22:03.524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